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2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3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5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4edcf" fo:background-color="#f6f9d4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371e" fo:background-color="#f6f9d4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b1f3" fo:background-color="#f6f9d4" style:font-weight-asian="normal" style:font-weight-complex="normal"/>
    </style:style>
    <style:style style:name="T1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loext:opacity="100%" style:font-name="Arial" fo:font-size="14pt" fo:letter-spacing="normal" fo:font-style="normal" officeooo:rsid="0041e7b3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a933" loext:opacity="100%" style:font-name="Arial" fo:font-size="14pt" fo:letter-spacing="normal" fo:font-style="normal" fo:font-weight="bold" officeooo:rsid="00431bdb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a933" loext:opacity="100%" style:font-name="Arial" fo:font-size="14pt" fo:letter-spacing="normal" fo:font-style="normal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a933" loext:opacity="100%" style:font-name="Arial" fo:font-size="14pt" fo:letter-spacing="normal" fo:font-style="normal" fo:font-weight="bold" officeooo:rsid="003e666a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a933" loext:opacity="100%" style:font-name="Arial" fo:font-size="14pt" fo:letter-spacing="normal" fo:font-style="normal" fo:font-weight="bold" officeooo:rsid="0044edcf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a933" loext:opacity="100%" style:font-name="Arial" fo:font-size="14pt" fo:letter-spacing="normal" fo:font-style="normal" fo:font-weight="bold" officeooo:rsid="0041afc6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a933" loext:opacity="100%" style:font-name="Arial" fo:font-size="14pt" fo:letter-spacing="normal" fo:font-style="normal" fo:font-weight="bold" officeooo:rsid="0041e7b3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a933" loext:opacity="100%" style:font-name="Arial" fo:font-size="14pt" fo:letter-spacing="normal" fo:font-style="normal" fo:font-weight="bold" officeooo:rsid="0045371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a933" loext:opacity="100%" style:font-name="Arial" fo:font-size="14pt" fo:letter-spacing="normal" fo:font-style="normal" fo:font-weight="bold" officeooo:rsid="0045b1f3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a933" loext:opacity="100%" style:font-name="Arial" fo:font-size="14pt" fo:letter-spacing="normal" fo:font-style="normal" fo:font-weight="bold" officeooo:rsid="0047b01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abr.com/ru/articles/784518/" text:style-name="Internet_20_link" text:visited-style-name="Visited_20_Internet_20_Link"><text:span text:style-name="Source_20_Text"><text:span text:style-name="T1">https://habr.com/ru/articles/784518/</text:span></text:span></text:a></text:p>
      <text:p text:style-name="P1"><text:a xlink:type="simple" xlink:href="http://www.orangepi.org/html/hardWare/computerAndMicrocontrollers/service-and-support/Orange-pi-5.html" text:style-name="Internet_20_link" text:visited-style-name="Visited_20_Internet_20_Link"><text:span text:style-name="Source_20_Text"><text:span text:style-name="T1">http://www.orangepi.org/html/hardWare/computerAndMicrocontrollers/service-and-support/Orange-pi-5.html</text:span></text:span></text:a></text:p>
      <text:p text:style-name="P1"><text:a xlink:type="simple" xlink:href="https://drive.google.com/drive/folders/1TSMSWuUm013VhnfJmRdTeZu2U2hzo39O" text:style-name="Internet_20_link" text:visited-style-name="Visited_20_Internet_20_Link"><text:span text:style-name="Source_20_Text"><text:span text:style-name="T1">https://drive.google.com/drive/folders/1TSMSWuUm013VhnfJmRdTeZu2U2hzo39O</text:span></text:span></text:a></text:p>
      <text:p text:style-name="P1"><text:span text:style-name="Source_20_Text"><text:span text:style-name="T1"/></text:span></text:p>
      <text:p text:style-name="P1"><text:a xlink:type="simple" xlink:href="https://joshua-riek.github.io/ubuntu-rockchip-download/boards/orangepi-5.html" text:style-name="Internet_20_link" text:visited-style-name="Visited_20_Internet_20_Link"><text:span text:style-name="Source_20_Text"><text:span text:style-name="T1">https://joshua-riek.github.io/ubuntu-rockchip-download/boards/orangepi-5.html</text:span></text:span></text:a></text:p>
      <text:p text:style-name="P1"><text:a xlink:type="simple" xlink:href="https://www.armbian.com/orangepi-5/" text:style-name="Internet_20_link" text:visited-style-name="Visited_20_Internet_20_Link"><text:span text:style-name="Source_20_Text"><text:span text:style-name="T1">https://www.armbian.com/orangepi-5/</text:span></text:span></text:a></text:p>
      <text:p text:style-name="P1"><text:span text:style-name="Source_20_Text"><text:span text:style-name="T1"/></text:span></text:p>
      <text:p text:style-name="P1"><text:a xlink:type="simple" xlink:href="https://4pda.to/forum/index.php?showtopic=1060275&amp;st=3400" text:style-name="Internet_20_link" text:visited-style-name="Visited_20_Internet_20_Link"><text:span text:style-name="Source_20_Text"><text:span text:style-name="T1">https://4pda.to/forum/index.php?showtopic=1060275&amp;st=3400</text:span></text:span></text:a></text:p>
      <text:p text:style-name="P1"><text:span text:style-name="Source_20_Text"><text:span text:style-name="T1"/></text:span></text:p>
      <text:p text:style-name="P1"><text:a xlink:type="simple" xlink:href="https://www.youtube.com/watch?v=bbiQsOe8DlY" text:style-name="Internet_20_link" text:visited-style-name="Visited_20_Internet_20_Link"><text:span text:style-name="Source_20_Text"><text:span text:style-name="T1">https://www.youtube.com/watch?v=bbiQsOe8DlY</text:span></text:span></text:a></text:p>
      <text:p text:style-name="P1"><text:span text:style-name="Source_20_Text"><text:span text:style-name="T1"/></text:span></text:p>
      <text:h text:style-name="P2" text:outline-level="1"><text:span text:style-name="Source_20_Text"><text:span text:style-name="T3">sudo </text:span></text:span><text:span text:style-name="Source_20_Text"><text:span text:style-name="T4">dcfldd <text:s/></text:span></text:span><text:span text:style-name="Source_20_Text"><text:span text:style-name="T5">if=/dev/sd</text:span></text:span><text:span text:style-name="Source_20_Text"><text:span text:style-name="T6">c</text:span></text:span><text:span text:style-name="Source_20_Text"><text:span text:style-name="T5"> of=orange.img hash=sha256 hashlog=file.hash</text:span></text:span></text:h>
      <text:h text:style-name="P3" text:outline-level="1"><text:span text:style-name="Source_20_Text"><text:span text:style-name="T3">sudo </text:span></text:span><text:span text:style-name="Source_20_Text"><text:span text:style-name="T4">dcfldd <text:s/></text:span></text:span><text:span text:style-name="Source_20_Text"><text:span text:style-name="T5">if=orange.img of=/</text:span></text:span><text:span text:style-name="Source_20_Text"><text:span text:style-name="T7">dev/sd</text:span></text:span><text:span text:style-name="Source_20_Text"><text:span text:style-name="T11">c</text:span></text:span></text:h>
      <text:p text:style-name="P4"><text:span text:style-name="Source_20_Text"><text:span text:style-name="T2"/></text:span></text:p>
      <text:p text:style-name="P8"><text:span text:style-name="Source_20_Text"><text:span text:style-name="T9">сd “PATCH TO ARCHIVE”</text:span></text:span></text:p>
      <text:p text:style-name="P7"><text:span text:style-name="Source_20_Text"><text:span text:style-name="T4">sudo dd if=/dev/zero of=zerofile bs=1M</text:span></text:span></text:p>
      <text:p text:style-name="P9"><text:span text:style-name="Source_20_Text"><text:span text:style-name="T10">rm zerofile</text:span></text:span></text:p>
      <text:h text:style-name="P5" text:outline-level="1"><text:span text:style-name="Source_20_Text"><text:span text:style-name="T4">sudo dcfldd <text:s/>if=/dev/sdc | gzip -c &gt; orange.img.iso.zip </text:span></text:span></text:h>
      <text:p text:style-name="P6"><text:span text:style-name="Source_20_Text"><text:span text:style-name="T4">gunzip -c orange.img.iso.zip | sudo dcfldd of=/dev/sdc</text:span></text:span></text:p>
      <text:p text:style-name="P6"><text:span text:style-name="Source_20_Text"><text:span text:style-name="T4"/></text:span></text:p>
      <text:p text:style-name="P6"><text:span text:style-name="Source_20_Text"><text:span text:style-name="T4">watch progress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4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6-22T12:59:57.787944351</dc:date>
    <meta:editing-duration>PT6H10M5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45" meta:character-count="722" meta:non-whitespace-character-count="688"/>
  </office:meta>
</office:document-meta>
</file>